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16"/>
        <table:table-column table:style-name="ACOL-0" table:number-columns-repeated="11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67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920">
            <text:p>592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Twigs <text:s/>branche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.0600000000000001">
            <text:p>3.06</text:p>
          </table:table-cell>
          <table:table-cell table:style-name="Gnumeric-default" office:value-type="float" office:value="1.2247448713915892">
            <text:p>1.22474</text:p>
          </table:table-cell>
          <table:table-cell table:style-name="Gnumeric-default" office:value-type="float" office:value="1.2247448713915892">
            <text:p>1.22474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66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630">
            <text:p>663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.26000000000000001">
            <text:p>0.2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49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180">
            <text:p>618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3.1499999999999999">
            <text:p>3.1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48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270">
            <text:p>627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.5499999999999998">
            <text:p>2.5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909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7200">
            <text:p>720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1828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050">
            <text:p>605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1829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170">
            <text:p>617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5499999999999998">
            <text:p>4.5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72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560">
            <text:p>656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1899999999999999">
            <text:p>2.1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99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820">
            <text:p>582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8999999999999999">
            <text:p>3.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6036</text:p>
          </table:table-cell>
          <table:table-cell table:style-name="Gnumeric-default" office:value-type="float" office:value="55.670000000000002">
            <text:p>55.67</text:p>
          </table:table-cell>
          <table:table-cell table:style-name="Gnumeric-default" office:value-type="float" office:value="12.58">
            <text:p>12.58</text:p>
          </table:table-cell>
          <table:table-cell table:style-name="Gnumeric-default" office:value-type="float" office:value="7680">
            <text:p>768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Quercus sp. root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5.9000000000000004">
            <text:p>−5.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Fischer1993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725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920">
            <text:p>592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0600000000000001">
            <text:p>3.0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880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340">
            <text:p>634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95">
            <text:p>1.9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908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7230">
            <text:p>723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Wood stump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0.070000000000000007">
            <text:p>−0.0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90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260">
            <text:p>626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5600000000000001">
            <text:p>2.5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906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290">
            <text:p>529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3.2999999999999998">
            <text:p>3.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184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910">
            <text:p>591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9500000000000002">
            <text:p>3.9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2905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130">
            <text:p>513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3.1400000000000001">
            <text:p>3.1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32</text:p>
          </table:table-cell>
          <table:table-cell table:style-name="Gnumeric-default" office:value-type="float" office:value="55.939999999999998">
            <text:p>55.94</text:p>
          </table:table-cell>
          <table:table-cell table:style-name="Gnumeric-default" office:value-type="float" office:value="12.619999999999999">
            <text:p>12.62</text:p>
          </table:table-cell>
          <table:table-cell table:style-name="Gnumeric-default" office:value-type="float" office:value="8765">
            <text:p>876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Scirpus maritimus fruit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20.300000000000001">
            <text:p>−20.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130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510">
            <text:p>651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.1299999999999999">
            <text:p>1.1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42497</text:p>
          </table:table-cell>
          <table:table-cell table:style-name="Gnumeric-default" office:value-type="float" office:value="55.82">
            <text:p>55.82</text:p>
          </table:table-cell>
          <table:table-cell table:style-name="Gnumeric-default" office:value-type="float" office:value="12.720000000000001">
            <text:p>12.72</text:p>
          </table:table-cell>
          <table:table-cell table:style-name="Gnumeric-default" office:value-type="float" office:value="9240">
            <text:p>924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Phragmites australis remain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26">
            <text:p>−2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24986</text:p>
          </table:table-cell>
          <table:table-cell table:style-name="Gnumeric-default" office:value-type="float" office:value="55.990000000000002">
            <text:p>55.99</text:p>
          </table:table-cell>
          <table:table-cell table:style-name="Gnumeric-default" office:value-type="float" office:value="12.050000000000001">
            <text:p>12.05</text:p>
          </table:table-cell>
          <table:table-cell table:style-name="Gnumeric-default" office:value-type="float" office:value="2802">
            <text:p>280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Cerastoderma sp.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0.20000000000000001">
            <text:p>0.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24987</text:p>
          </table:table-cell>
          <table:table-cell table:style-name="Gnumeric-default" office:value-type="float" office:value="55.990000000000002">
            <text:p>55.99</text:p>
          </table:table-cell>
          <table:table-cell table:style-name="Gnumeric-default" office:value-type="float" office:value="12.050000000000001">
            <text:p>12.05</text:p>
          </table:table-cell>
          <table:table-cell table:style-name="Gnumeric-default" office:value-type="float" office:value="5742">
            <text:p>574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Cerastoderma sp.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3.2000000000000002">
            <text:p>−3.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24988</text:p>
          </table:table-cell>
          <table:table-cell table:style-name="Gnumeric-default" office:value-type="float" office:value="55.990000000000002">
            <text:p>55.99</text:p>
          </table:table-cell>
          <table:table-cell table:style-name="Gnumeric-default" office:value-type="float" office:value="12.050000000000001">
            <text:p>12.05</text:p>
          </table:table-cell>
          <table:table-cell table:style-name="Gnumeric-default" office:value-type="float" office:value="6242">
            <text:p>624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Hydrobia sp. shells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3.3999999999999999">
            <text:p>−3.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24989</text:p>
          </table:table-cell>
          <table:table-cell table:style-name="Gnumeric-default" office:value-type="float" office:value="55.990000000000002">
            <text:p>55.99</text:p>
          </table:table-cell>
          <table:table-cell table:style-name="Gnumeric-default" office:value-type="float" office:value="12.050000000000001">
            <text:p>12.05</text:p>
          </table:table-cell>
          <table:table-cell table:style-name="Gnumeric-default" office:value-type="float" office:value="7530">
            <text:p>753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Ostrea edulis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5.5">
            <text:p>−5.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24990</text:p>
          </table:table-cell>
          <table:table-cell table:style-name="Gnumeric-default" office:value-type="float" office:value="55.990000000000002">
            <text:p>55.99</text:p>
          </table:table-cell>
          <table:table-cell table:style-name="Gnumeric-default" office:value-type="float" office:value="12.050000000000001">
            <text:p>12.05</text:p>
          </table:table-cell>
          <table:table-cell table:style-name="Gnumeric-default" office:value-type="float" office:value="7943">
            <text:p>794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string">
            <text:p>Cerastoderma sp.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6">
            <text:p>−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24991</text:p>
          </table:table-cell>
          <table:table-cell table:style-name="Gnumeric-default" office:value-type="float" office:value="55.990000000000002">
            <text:p>55.99</text:p>
          </table:table-cell>
          <table:table-cell table:style-name="Gnumeric-default" office:value-type="float" office:value="12.050000000000001">
            <text:p>12.05</text:p>
          </table:table-cell>
          <table:table-cell table:style-name="Gnumeric-default" office:value-type="float" office:value="7950">
            <text:p>79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Twig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6.0999999999999996">
            <text:p>−6.1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7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Poz-42496</text:p>
          </table:table-cell>
          <table:table-cell table:style-name="Gnumeric-default" office:value-type="float" office:value="55.68">
            <text:p>55.68</text:p>
          </table:table-cell>
          <table:table-cell table:style-name="Gnumeric-default" office:value-type="float" office:value="12.859999999999999">
            <text:p>12.86</text:p>
          </table:table-cell>
          <table:table-cell table:style-name="Gnumeric-default" office:value-type="float" office:value="8660">
            <text:p>866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Cladium mariscus fruit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5.699999999999999">
            <text:p>−15.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284</text:p>
          </table:table-cell>
          <table:table-cell table:style-name="Gnumeric-default" office:value-type="float" office:value="55.780000000000001">
            <text:p>55.78</text:p>
          </table:table-cell>
          <table:table-cell table:style-name="Gnumeric-default" office:value-type="float" office:value="12.74">
            <text:p>12.74</text:p>
          </table:table-cell>
          <table:table-cell table:style-name="Gnumeric-default" office:value-type="float" office:value="8310">
            <text:p>831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Mytilus edulis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21.199999999999999">
            <text:p>−21.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285</text:p>
          </table:table-cell>
          <table:table-cell table:style-name="Gnumeric-default" office:value-type="float" office:value="55.780000000000001">
            <text:p>55.78</text:p>
          </table:table-cell>
          <table:table-cell table:style-name="Gnumeric-default" office:value-type="float" office:value="12.74">
            <text:p>12.74</text:p>
          </table:table-cell>
          <table:table-cell table:style-name="Gnumeric-default" office:value-type="float" office:value="9155">
            <text:p>915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Mytilus edulis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25.5">
            <text:p>−25.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286</text:p>
          </table:table-cell>
          <table:table-cell table:style-name="Gnumeric-default" office:value-type="float" office:value="55.780000000000001">
            <text:p>55.78</text:p>
          </table:table-cell>
          <table:table-cell table:style-name="Gnumeric-default" office:value-type="float" office:value="12.74">
            <text:p>12.74</text:p>
          </table:table-cell>
          <table:table-cell table:style-name="Gnumeric-default" office:value-type="float" office:value="9445">
            <text:p>944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Phragmites australis remain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25.699999999999999">
            <text:p>−25.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6856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720">
            <text:p>672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287</text:p>
          </table:table-cell>
          <table:table-cell table:style-name="Gnumeric-default" office:value-type="float" office:value="55.770000000000003">
            <text:p>55.77</text:p>
          </table:table-cell>
          <table:table-cell table:style-name="Gnumeric-default" office:value-type="float" office:value="12.74">
            <text:p>12.74</text:p>
          </table:table-cell>
          <table:table-cell table:style-name="Gnumeric-default" office:value-type="float" office:value="9200">
            <text:p>920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Macoma balthica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8">
            <text:p>−18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01</text:p>
          </table:table-cell>
          <table:table-cell table:style-name="Gnumeric-default" office:value-type="float" office:value="55.960000000000001">
            <text:p>55.96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820">
            <text:p>882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Woody plant root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9">
            <text:p>−1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03</text:p>
          </table:table-cell>
          <table:table-cell table:style-name="Gnumeric-default" office:value-type="float" office:value="55.960000000000001">
            <text:p>55.96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9475">
            <text:p>947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Macoma balthica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8.699999999999999">
            <text:p>−18.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04</text:p>
          </table:table-cell>
          <table:table-cell table:style-name="Gnumeric-default" office:value-type="float" office:value="55.939999999999998">
            <text:p>55.94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975">
            <text:p>897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Phragmites australis remain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8.600000000000001">
            <text:p>−18.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26</text:p>
          </table:table-cell>
          <table:table-cell table:style-name="Gnumeric-default" office:value-type="float" office:value="55.960000000000001">
            <text:p>55.96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455">
            <text:p>845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Littorina littorea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6.399999999999999">
            <text:p>−16.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27</text:p>
          </table:table-cell>
          <table:table-cell table:style-name="Gnumeric-default" office:value-type="float" office:value="55.960000000000001">
            <text:p>55.96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565">
            <text:p>856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Littorina littorea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6.5">
            <text:p>−16.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28</text:p>
          </table:table-cell>
          <table:table-cell table:style-name="Gnumeric-default" office:value-type="float" office:value="55.939999999999998">
            <text:p>55.94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9270">
            <text:p>927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Cerastoderma edulis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18.399999999999999">
            <text:p>−18.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29</text:p>
          </table:table-cell>
          <table:table-cell table:style-name="Gnumeric-default" office:value-type="float" office:value="55.960000000000001">
            <text:p>55.96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095">
            <text:p>809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Remains of land plant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9.300000000000001">
            <text:p>−19.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30</text:p>
          </table:table-cell>
          <table:table-cell table:style-name="Gnumeric-default" office:value-type="float" office:value="55.939999999999998">
            <text:p>55.94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940">
            <text:p>894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8.600000000000001">
            <text:p>−18.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631</text:p>
          </table:table-cell>
          <table:table-cell table:style-name="Gnumeric-default" office:value-type="float" office:value="55.939999999999998">
            <text:p>55.94</text:p>
          </table:table-cell>
          <table:table-cell table:style-name="Gnumeric-default" office:value-type="float" office:value="12.609999999999999">
            <text:p>12.61</text:p>
          </table:table-cell>
          <table:table-cell table:style-name="Gnumeric-default" office:value-type="float" office:value="8740">
            <text:p>874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Corylus avallana nut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19.899999999999999">
            <text:p>−19.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69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770">
            <text:p>577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2599999999999998">
            <text:p>3.2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6857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530">
            <text:p>653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AAR-8288</text:p>
          </table:table-cell>
          <table:table-cell table:style-name="Gnumeric-default" office:value-type="float" office:value="55.770000000000003">
            <text:p>55.77</text:p>
          </table:table-cell>
          <table:table-cell table:style-name="Gnumeric-default" office:value-type="float" office:value="12.74">
            <text:p>12.74</text:p>
          </table:table-cell>
          <table:table-cell table:style-name="Gnumeric-default" office:value-type="float" office:value="9380">
            <text:p>938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Macoma balthica shell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20.600000000000001">
            <text:p>−20.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BennikeEtal201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71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120">
            <text:p>612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8999999999999999">
            <text:p>2.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52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680">
            <text:p>568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.8200000000000001">
            <text:p>1.8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7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590">
            <text:p>6590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3999999999999999">
            <text:p>2.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519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910">
            <text:p>691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-0.14999999999999999">
            <text:p>−0.1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52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070">
            <text:p>507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.77">
            <text:p>1.7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-10665</text:p>
          </table:table-cell>
          <table:table-cell table:style-name="Gnumeric-default" office:value-type="float" office:value="55.670000000000002">
            <text:p>55.67</text:p>
          </table:table-cell>
          <table:table-cell table:style-name="Gnumeric-default" office:value-type="float" office:value="12.58">
            <text:p>12.58</text:p>
          </table:table-cell>
          <table:table-cell table:style-name="Gnumeric-default" office:value-type="float" office:value="8225">
            <text:p>822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Pinus sylvestris 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-6.5">
            <text:p>−6.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Fischer1993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107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4500">
            <text:p>450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4699999999999998">
            <text:p>4.4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106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3210">
            <text:p>321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7200000000000002">
            <text:p>3.7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105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850">
            <text:p>685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8500000000000001">
            <text:p>2.8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970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7060">
            <text:p>706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54">
            <text:p>1.54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96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990">
            <text:p>599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0499999999999998">
            <text:p>4.0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517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4970">
            <text:p>4970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0999999999999996">
            <text:p>4.1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961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1200000000000001">
            <text:p>4.1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520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990">
            <text:p>699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Wood stump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200000000000001">
            <text:p>1.6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960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130">
            <text:p>613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.8999999999999999">
            <text:p>2.9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37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800">
            <text:p>580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0999999999999996">
            <text:p>4.1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959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7410">
            <text:p>741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000000000000001">
            <text:p>1.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375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530">
            <text:p>553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2300000000000004">
            <text:p>4.2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471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820">
            <text:p>682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Charcoal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7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850">
            <text:p>585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1000000000000001">
            <text:p>3.1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05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770">
            <text:p>577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0499999999999998">
            <text:p>3.0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11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290">
            <text:p>629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02">
            <text:p>3.0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77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030">
            <text:p>603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1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330">
            <text:p>633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2000000000000002">
            <text:p>3.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1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330">
            <text:p>633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23">
            <text:p>3.2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77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720">
            <text:p>572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.25">
            <text:p>2.2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2014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521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230">
            <text:p>623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.3700000000000001">
            <text:p>2.3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17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460">
            <text:p>646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7000000000000002">
            <text:p>2.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664</text:p>
          </table:table-cell>
          <table:table-cell table:style-name="Gnumeric-default" office:value-type="float" office:value="55.719999999999999">
            <text:p>55.72</text:p>
          </table:table-cell>
          <table:table-cell table:style-name="Gnumeric-default" office:value-type="float" office:value="12.1">
            <text:p>12.1</text:p>
          </table:table-cell>
          <table:table-cell table:style-name="Gnumeric-default" office:value-type="float" office:value="6960">
            <text:p>696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Quercus sp. 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Rasmussen199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5663</text:p>
          </table:table-cell>
          <table:table-cell table:style-name="Gnumeric-default" office:value-type="float" office:value="55.719999999999999">
            <text:p>55.72</text:p>
          </table:table-cell>
          <table:table-cell table:style-name="Gnumeric-default" office:value-type="float" office:value="12.1">
            <text:p>12.1</text:p>
          </table:table-cell>
          <table:table-cell table:style-name="Gnumeric-default" office:value-type="float" office:value="7490">
            <text:p>749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Quercus sp. 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7000000000000002">
            <text:p>3.7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Rasmussen199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62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7090">
            <text:p>709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Wood stump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2000000000000002">
            <text:p>2.2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63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910">
            <text:p>691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Tree roots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8500000000000001">
            <text:p>1.8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6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6740">
            <text:p>674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.0499999999999998">
            <text:p>2.05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Copehage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K-3214</text:p>
          </table:table-cell>
          <table:table-cell table:style-name="Gnumeric-default" office:value-type="float" office:value="55.850000000000001">
            <text:p>55.85</text:p>
          </table:table-cell>
          <table:table-cell table:style-name="Gnumeric-default" office:value-type="float" office:value="12.550000000000001">
            <text:p>12.55</text:p>
          </table:table-cell>
          <table:table-cell table:style-name="Gnumeric-default" office:value-type="float" office:value="5840">
            <text:p>584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Wood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.6000000000000001">
            <text:p>3.6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float" office:value="1.1180339887498949">
            <text:p>1.11803</text:p>
          </table:table-cell>
          <table:table-cell table:style-name="Gnumeric-default" office:value-type="string">
            <text:p>Christensen1982,RosentauEtal2021</text:p>
          </table:table-cell>
          <table:table-cell table:number-columns-repeated="112" table:style-name="Gnumeric-default"/>
        </table:table-row>
        <table:table-row table:style-name="AROW-0" table:number-rows-repeated="49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2">
          <gnm:selection gnm:start-col="0" gnm:start-row="2" gnm:end-col="0" gnm:end-row="7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4-14T12:09:06Z</dc:date>
    <meta:generator>gnumeric/1.12.46</meta:generator>
  </office:meta>
</office:document-meta>
</file>